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Fire(8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ass(4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ter(5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ce(7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ormal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ight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oison(9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g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y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ound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ock(7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teel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lectric(8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(11S)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airy(12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sychic(12S)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host(14S)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6:44:20.869144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1:39:39.288921619</meta:creation-date>
    <dc:date>2019-02-28T16:45:57.905004171</dc:date>
    <meta:editing-duration>PT1M46S</meta:editing-duration>
    <meta:editing-cycles>3</meta:editing-cycles>
    <meta:generator>LibreOffice/5.1.6.2$Linux_X86_64 LibreOffice_project/10m0$Build-2</meta:generator>
    <meta:document-statistic meta:table-count="1" meta:cell-count="323" meta:object-count="0"/>
  </office:meta>
</office:document-meta>
</file>